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C000003ABA535935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673cm" svg:height="20.999cm" svg:x="1.191cm" svg:y="0.009cm">
          <draw:image xlink:href="Pictures/100000000000047C000003ABA53593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4:59:38.708043246</meta:creation-date>
    <meta:generator>LibreOffice/4.2.8.2$Linux_X86_64 LibreOffice_project/420m0$Build-2</meta:generator>
    <dc:date>2015-11-04T11:53:12.502907970</dc:date>
    <meta:editing-duration>PT34S</meta:editing-duration>
    <meta:editing-cycles>4</meta:editing-cycles>
    <meta:document-statistic meta:object-count="24"/>
  </office:meta>
</office:document-meta>
</file>